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akkal Majalla" svg:font-family="'Sakkal Majalla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1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libri1" fo:font-size="14pt" fo:font-style="italic" style:font-size-asian="14pt" style:font-style-asian="italic" style:font-name-complex="Calibri" style:font-size-complex="14pt" style:font-style-complex="italic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alibri1" fo:font-size="14pt" style:font-size-asian="14pt" style:font-name-complex="Calibri" style:font-size-complex="14pt"/>
    </style:style>
    <style:style style:name="P5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Calibri1" fo:font-size="14pt" style:font-size-asian="14pt" style:font-name-complex="Calibri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venska</text:span></text:p>
      <text:p text:style-name="P2"/>
      <text:p text:style-name="P1"><text:span text:style-name="T2">Vänta här 5 minuter efter din vaccination. Därefter kan du gå vidare.</text:span></text:p>
      <text:p text:style-name="P2"/>
      <text:p text:style-name="P2"/>
      <text:p text:style-name="P1"><text:span text:style-name="T2"><text:s/></text:span><text:bookmark text:name="_GoBack"/><text:span text:style-name="T2">Använd munskydd vid besök i vården. Godkända engångsmunskydd finns att köpa på apotek. Rekommenderas för alla 16 år eller äldre.</text:span></text:p>
      <text:p text:style-name="P2"/>
      <text:p text:style-name="P2"/>
      <text:p text:style-name="P2"/>
      <text:p text:style-name="P1"><text:span text:style-name="T1">Meänkieli</text:span></text:p>
      <text:p text:style-name="P1"><text:span text:style-name="T2">Oota tässä 5 minuttia sinun rokotuksen jälkhiin. Sitte saatat jatkaa matkaa. </text:span></text:p>
      <text:p text:style-name="P2"/>
      <text:p text:style-name="P2"/>
      <text:p text:style-name="P1"><text:span text:style-name="T2">Käytä suusuojaa ko käyt hoiossa. Hyväksyttyjä kertakäyttösiä suusuojia oon ostettavissa apteekista. Rekomenteerathaan kaikile 16 – vuotiaile ja niitä vanheemille. <text:line-break/></text:span><text:span text:style-name="T3"><text:line-break/></text:span></text:p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akkal Majalla" svg:font-family="'Sakkal Majalla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amond" fo:font-size="8pt" fo:language="sv" fo:country="SE" style:letter-kerning="true" style:font-name-asian="Calibri" style:font-size-asian="8pt" style:language-asian="en" style:country-asian="US" style:font-name-complex="Times New Roman" style:font-size-complex="9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Garamond" fo:font-size="8pt" fo:language="sv" fo:country="SE" style:letter-kerning="true" style:font-name-asian="Calibri" style:font-size-asian="8pt" style:language-asian="en" style:country-asian="US" style:font-name-complex="Times New Roman" style:font-size-complex="9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loext:contextual-spacing="false" fo:keep-together="always" fo:padding-left="0cm" fo:padding-right="0cm" fo:padding-top="0cm" fo:padding-bottom="0.035cm" fo:border-left="none" fo:border-right="none" fo:border-top="none" fo:border-bottom="1.5pt solid #c00000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071cm" loext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071cm" loext:contextual-spacing="false" fo:keep-together="always" fo:keep-with-next="always"/>
      <style:text-properties fo:font-size="12pt" fo:font-weight="bold" style:font-name-asian="F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.071cm" loext:contextual-spacing="false" fo:keep-together="always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itel" style:family="paragraph" style:parent-style-name="Standard" style:next-style-name="Standard" style:default-outline-level="">
      <style:paragraph-properties fo:margin-top="0cm" fo:margin-bottom="0.071cm" loext:contextual-spacing="false"/>
      <style:text-properties fo:font-size="20pt" fo:font-weight="bold" style:font-size-asian="20pt" style:font-weight-asian="bold"/>
    </style:style>
    <style:style style:name="text" style:family="paragraph" style:parent-style-name="Standard" style:default-outline-level="">
      <style:paragraph-properties style:line-height-at-least="0.494cm"/>
      <style:text-properties fo:color="#000000" fo:font-size="11pt" style:font-size-asian="11pt" style:font-name-complex="Sakkal Majalla" style:font-family-complex="'Sakkal Majalla'" style:font-family-generic-complex="system" style:font-pitch-complex="variable"/>
    </style:style>
    <style:style style:name="Default_20_Paragraph_20_Font" style:display-name="Default Paragraph Font" style:family="text"/>
    <style:style style:name="Rubrik_20_1_20_Char" style:display-name="Rubrik 1 Char" style:family="text" style:parent-style-name="Default_20_Paragraph_20_Font">
      <style:text-properties style:font-name="Verdana" fo:font-family="Verdan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Rubrik_20_2_20_Char" style:display-name="Rubrik 2 Char" style:family="text" style:parent-style-name="Default_20_Paragraph_20_Font">
      <style:text-properties style:font-name="Verdana" fo:font-family="Verdan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Rubrik_20_3_20_Char" style:display-name="Rubrik 3 Char" style:family="text" style:parent-style-name="Default_20_Paragraph_20_Font">
      <style:text-properties style:font-name="Verdana" fo:font-family="Verdan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Rubrik_20_4_20_Char" style:display-name="Rubrik 4 Char" style:family="text" style:parent-style-name="Default_20_Paragraph_20_Font">
      <style:text-properties style:font-name="Verdana" fo:font-family="Verdana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font-weight-asian="bold" style:font-style-complex="italic" style:font-weight-complex="bold"/>
    </style:style>
    <style:style style:name="Rubrik_20_5_20_Char" style:display-name="Rubrik 5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Rubrik_20_6_20_Char" style:display-name="Rubrik 6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Rubrik_20_7_20_Char" style:display-name="Rubrik 7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Rubrik_20_8_20_Char" style:display-name="Rubrik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Rubrik_20_9_20_Char" style:display-name="Rubrik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ext_20_Char" style:display-name="text Char" style:family="text" style:parent-style-name="Default_20_Paragraph_20_Font">
      <style:text-properties fo:color="#000000" style:font-name-complex="Sakkal Majalla" style:font-family-complex="'Sakkal Majalla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der Hariri</meta:initial-creator>
    <dc:creator>Bengt Pohjanen</dc:creator>
    <meta:editing-cycles>2</meta:editing-cycles>
    <meta:creation-date>2021-01-25T09:32:00</meta:creation-date>
    <dc:date>2021-01-25T09:32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6" meta:word-count="63" meta:character-count="456" meta:non-whitespace-character-count="3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